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63811" officeooo:paragraph-rsid="00063811"/>
    </style:style>
    <style:style style:name="P2" style:family="paragraph" style:parent-style-name="Standard">
      <style:text-properties officeooo:paragraph-rsid="00063811"/>
    </style:style>
    <style:style style:name="P3" style:family="paragraph" style:parent-style-name="Standard">
      <style:text-properties officeooo:rsid="0007d462" officeooo:paragraph-rsid="0007d462"/>
    </style:style>
    <style:style style:name="P4" style:family="paragraph" style:parent-style-name="Standard">
      <style:text-properties officeooo:rsid="0008a54c" officeooo:paragraph-rsid="0008a54c"/>
    </style:style>
    <style:style style:name="T1" style:family="text">
      <style:text-properties officeooo:rsid="00063811"/>
    </style:style>
    <style:style style:name="T2" style:family="text">
      <style:text-properties officeooo:rsid="0006a9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3D maps and visualization:</text:p>
      <text:p text:style-name="P2"><text:span text:style-name="T1">First we download a DEM layer (Digital Elevation Model) from SRTM Data website (</text:span><text:a xlink:type="simple" xlink:href="https://srtm.csi.cgiar.org/srtmdata/" text:style-name="Internet_20_link" text:visited-style-name="Visited_20_Internet_20_Link">SRTM Data – CGIAR-CSI SRTM</text:a><text:span text:style-name="T1">) then we add this layer to QGIS as a Raster layer. Before we start with the 3D visiualsation, we need to set up the CRS to WGS84/UTM zone 37N. After that we open the 3D Map View panel </text:span><text:span text:style-name="T2">and configuarate our 3D map by adjusting the angle and other parameters.</text:span></text:p>
      <text:p text:style-name="P3">Then we open Symbology panel where we can adjust the colors to make a visualization informative.</text:p>
      <text:p text:style-name="P4">Final, we import an Open street map to display them together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5T15:20:46.248000000</meta:creation-date>
    <dc:date>2023-02-25T15:53:49.777000000</dc:date>
    <meta:editing-duration>PT2M33S</meta:editing-duration>
    <meta:editing-cycles>1</meta:editing-cycles>
    <meta:document-statistic meta:table-count="0" meta:image-count="0" meta:object-count="0" meta:page-count="1" meta:paragraph-count="4" meta:word-count="99" meta:character-count="554" meta:non-whitespace-character-count="457"/>
    <meta:generator>LibreOffice/7.3.3.2$Windows_X86_64 LibreOffice_project/d1d0ea68f081ee2800a922cac8f79445e4603348</meta:generator>
  </office:meta>
</office:document-meta>
</file>